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fo:font-weight="bold" officeooo:rsid="005a3c11" officeooo:paragraph-rsid="00189866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Monospace" officeooo:paragraph-rsid="00189866"/>
    </style:style>
    <style:style style:name="P3" style:family="paragraph" style:parent-style-name="Standard">
      <style:text-properties style:font-name="Monospace" fo:font-size="12pt" fo:font-weight="normal" officeooo:rsid="0014e280" officeooo:paragraph-rsid="00189866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Monospace" fo:font-size="12pt" style:font-size-asian="12pt" style:font-size-complex="12pt"/>
    </style:style>
    <style:style style:name="P5" style:family="paragraph" style:parent-style-name="Standard">
      <style:text-properties style:font-name="Monospace" fo:font-size="12pt" officeooo:paragraph-rsid="00189866" style:font-size-asian="12pt" style:font-size-complex="12pt"/>
    </style:style>
    <style:style style:name="P6" style:family="paragraph" style:parent-style-name="Standard">
      <style:text-properties style:font-name="Monospace" fo:font-size="12pt" officeooo:rsid="00189866" officeooo:paragraph-rsid="00189866" style:font-size-asian="12pt" style:font-size-complex="12pt"/>
    </style:style>
    <style:style style:name="P7" style:family="paragraph" style:parent-style-name="Standard">
      <style:text-properties style:font-name="Monospace" fo:font-size="12pt" fo:font-weight="bold" officeooo:rsid="00189866" officeooo:paragraph-rsid="00189866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style:font-name="Monospace" fo:font-size="12pt" fo:font-weight="normal" officeooo:rsid="0014e280" officeooo:paragraph-rsid="0018986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2.501cm" fo:margin-right="0cm" fo:text-indent="0cm" style:auto-text-indent="false"/>
      <style:text-properties style:font-name="Monospace" fo:font-size="12pt" fo:font-weight="bold" officeooo:rsid="0014e280" officeooo:paragraph-rsid="0018986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2.501cm" fo:margin-right="0cm" fo:text-indent="0cm" style:auto-text-indent="false"/>
      <style:text-properties style:font-name="Monospace" fo:font-size="12pt" fo:font-weight="bold" officeooo:rsid="00189866" officeooo:paragraph-rsid="00189866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style:font-name="Monospace" fo:font-size="12pt" officeooo:paragraph-rsid="00189866" style:font-size-asian="12pt" style:font-size-complex="12pt"/>
    </style:style>
    <style:style style:name="P12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style:font-name="Monospace" fo:font-size="12pt" fo:font-weight="bold" officeooo:paragraph-rsid="0018986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5.002cm" fo:margin-right="0cm" fo:text-indent="0cm" style:auto-text-indent="false"/>
      <style:text-properties style:font-name="Monospace" fo:font-size="12pt" fo:font-weight="bold" officeooo:rsid="00189866" officeooo:paragraph-rsid="00189866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style:font-name="Monospace" fo:font-size="16pt" fo:font-weight="bold" officeooo:rsid="00189866" officeooo:paragraph-rsid="00189866" style:font-size-asian="16pt" style:font-weight-asian="bold" style:font-size-complex="16pt" style:font-weight-complex="bold"/>
    </style:style>
    <style:style style:name="P15" style:family="paragraph" style:parent-style-name="Preformatted_20_Text">
      <style:text-properties style:font-name="Monospace" fo:font-size="12pt" officeooo:rsid="00189866" officeooo:paragraph-rsid="00189866" style:font-size-asian="12pt" style:font-size-complex="12pt"/>
    </style:style>
    <style:style style:name="P16" style:family="paragraph" style:parent-style-name="Preformatted_20_Text">
      <style:text-properties style:font-name="Monospace" fo:font-size="12pt" fo:font-weight="normal" officeooo:rsid="00189866" officeooo:paragraph-rsid="00189866" style:font-size-asian="12pt" style:font-weight-asian="normal" style:font-size-complex="12pt" style:font-weight-complex="normal"/>
    </style:style>
    <style:style style:name="T1" style:family="text">
      <style:text-properties officeooo:rsid="00189866"/>
    </style:style>
    <style:style style:name="T2" style:family="text">
      <style:text-properties style:font-name="DejaVu Sans Mono" fo:font-size="10pt" fo:font-weight="normal" officeooo:rsid="005a3c11" style:font-size-asian="10pt" style:font-weight-asian="normal" style:font-size-complex="10pt" style:font-weight-complex="normal"/>
    </style:style>
    <style:style style:name="T3" style:family="text">
      <style:text-properties fo:font-size="11pt" fo:font-weight="normal" officeooo:rsid="00189866" style:font-size-asian="11pt" style:font-weight-asian="normal" style:font-size-complex="11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9866" style:font-weight-asian="bold" style:font-weight-complex="bold"/>
    </style:style>
    <style:style style:name="T6" style:family="text">
      <style:text-properties fo:font-weight="bold" officeooo:rsid="0018d341" style:font-weight-asian="bold" style:font-weight-complex="bold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officeooo:rsid="00199aa4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on‘t bring me down<text:line-break/><text:span text:style-name="T2">1979 Electric Light Orchestra</text:span></text:p>
      <text:p text:style-name="P1"><text:span text:style-name="T7">Gespielt an Astronauten, welche später landen <text:s/>konnten 1996. #2 in CH</text:span></text:p>
      <text:p text:style-name="P1"><text:span text:style-name="T9"/></text:p>
      <text:p text:style-name="P15">A <text:s text:c="2"/>A <text:s text:c="2"/><text:tab/><text:tab/><text:tab/><text:tab/><text:tab/><text:tab/><text:tab/><text:tab/><text:tab/><text:tab/>116</text:p>
      <text:p text:style-name="P15"/>
      <text:p text:style-name="P16">A</text:p>
      <text:p text:style-name="P3">You got me runnin' goin' out of my mind<text:line-break/>You got me thinkin' that I'm wastin' my time</text:p>
      <text:p text:style-name="P3"/>
      <text:p text:style-name="P8"><text:span text:style-name="T4"><text:s text:c="16"/></text:span><text:span text:style-name="T5">D <text:s text:c="15"/>A <text:s/></text:span><text:line-break/><text:span text:style-name="T4">Don't bring me down, no no no no no <text:s/></text:span><text:span text:style-name="T5">whoo oo ooo</text:span><text:span text:style-name="T1"> </text:span></text:p>
      <text:p text:style-name="P9"><text:s text:c="5"/><text:span text:style-name="T1">C <text:s text:c="26"/>G <text:s text:c="10"/>D</text:span><text:line-break/>I'll tell you once more before I get off the floor</text:p>
      <text:p text:style-name="P9"><text:s text:c="16"/><text:span text:style-name="T1">A</text:span><text:line-break/>Don't bring me down</text:p>
      <text:p text:style-name="P3"/>
      <text:p text:style-name="P3"/>
      <text:p text:style-name="P5">You wanna stay out with your fancy friends<text:line-break/>I'm tellin' you it's got to be the end<text:line-break/></text:p>
      <text:p text:style-name="P7"><text:tab/><text:tab/>Prechorus</text:p>
      <text:p text:style-name="P11"><text:span text:style-name="T4"><text:s text:c="16"/></text:span><text:span text:style-name="T5">F#m <text:s text:c="3"/>A</text:span></text:p>
      <text:p text:style-name="P12">Don't bring me down, groos <text:s/><text:span text:style-name="T1">x3</text:span></text:p>
      <text:p text:style-name="P12"><text:s text:c="16"/><text:span text:style-name="T1">E</text:span><text:line-break/>Don't bring me down</text:p>
      <text:p text:style-name="P4"/>
      <text:p text:style-name="P5">What happened to the girl I used to know?<text:line-break/>You let your mind out somewhere down the road<text:line-break/></text:p>
      <text:p text:style-name="P5"><text:tab/><text:tab/><text:span text:style-name="T5">Prechorus</text:span></text:p>
      <text:p text:style-name="P6"/>
      <text:p text:style-name="P5">You're always talkin' 'bout your crazy nights<text:line-break/>One of these days you're gonna get it right<text:line-break/></text:p>
      <text:p text:style-name="P10">Prechorus</text:p>
      <text:p text:style-name="P5"/>
      <text:p text:style-name="P13">Chorus</text:p>
      <text:p text:style-name="P4"/>
      <text:p text:style-name="P5"><text:span text:style-name="T1">(No Chords) </text:span>You're lookin' good just like a snake in the grass<text:line-break/>One of these days you're gonna break your glass<text:line-break/></text:p>
      <text:p text:style-name="P5"><text:tab/><text:tab/><text:span text:style-name="T5">Prechorus</text:span></text:p>
      <text:p text:style-name="P5"><text:span text:style-name="T5"/></text:p>
      <text:p text:style-name="P5"><text:span text:style-name="T5"><text:tab/><text:tab/><text:tab/><text:tab/></text:span><text:span text:style-name="T6">Chorus instrumental</text:span></text:p>
      <text:p text:style-name="P5"/>
      <text:p text:style-name="P5">You got me shakin' got me runnin' away<text:line-break/>You got me crawlin' up to you everyday<text:line-break/></text:p>
      <text:p text:style-name="P10">Prechorus x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u </meta:initial-creator>
    <meta:creation-date>2011-03-24T11:41:33</meta:creation-date>
    <dc:date>2018-01-26T22:27:30.847535881</dc:date>
    <dc:creator>benutzer </dc:creator>
    <meta:editing-duration>PT5H27M53S</meta:editing-duration>
    <meta:editing-cycles>11</meta:editing-cycles>
    <meta:generator>LibreOffice/5.1.6.2$Linux_X86_64 LibreOffice_project/10m0$Build-2</meta:generator>
    <meta:printed-by>benutzer </meta:printed-by>
    <meta:print-date>2018-01-26T22:27:02.892933097</meta:print-date>
    <meta:document-statistic meta:table-count="0" meta:image-count="0" meta:object-count="0" meta:page-count="1" meta:paragraph-count="23" meta:word-count="184" meta:character-count="1067" meta:non-whitespace-character-count="748"/>
  </office:meta>
</office:document-meta>
</file>